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OS-Linux-commands-Shell-scripting</text:p>
      <text:p text:style-name="Standard">Operating systems Lab exercise</text:p>
      <text:p text:style-name="Standard"># Linux commands-Shell scripting</text:p>
      <text:p text:style-name="Standard">Linux commands-Shell scripting</text:p>
      <text:p text:style-name="Standard"/>
      <text:p text:style-name="Standard"># AIM:</text:p>
      <text:p text:style-name="Standard">To practice Linux Commands and Shell Scripting</text:p>
      <text:p text:style-name="Standard"/>
      <text:p text:style-name="Standard"># DESIGN STEPS:</text:p>
      <text:p text:style-name="Standard"/>
      <text:p text:style-name="Standard">### Step 1:</text:p>
      <text:p text:style-name="Standard"/>
      <text:p text:style-name="Standard">Navigate to any Linux environment installed on the system or installed inside a virtual environment like virtual box/vmware or online linux JSLinux (https://bellard.org/jslinux/vm.html?url=alpine-x86.cfg&amp;mem=192) or docker.</text:p>
      <text:p text:style-name="Standard"/>
      <text:p text:style-name="Standard">### Step 2:</text:p>
      <text:p text:style-name="Standard"/>
      <text:p text:style-name="Standard">Execute the following commands</text:p>
      <text:p text:style-name="Standard"/>
      <text:p text:style-name="Standard">### Step 3:</text:p>
      <text:p text:style-name="Standard"/>
      <text:p text:style-name="Standard"><text:soft-page-break/>Testing the commands for the desired output. </text:p>
      <text:p text:style-name="Standard"/>
      <text:p text:style-name="Standard"># COMMANDS:</text:p>
      <text:p text:style-name="Standard">cat &gt; file1</text:p>
      <text:p text:style-name="Standard">chanchal singhvi</text:p>
      <text:p text:style-name="Standard">c.k. shukla</text:p>
      <text:p text:style-name="Standard">s.n. dasgupta</text:p>
      <text:p text:style-name="Standard">sumit chakrobarty</text:p>
      <text:p text:style-name="Standard"><text:s/></text:p>
      <text:p text:style-name="Standard">cat &gt; file2</text:p>
      <text:p text:style-name="Standard">anil aggarwal</text:p>
      <text:p text:style-name="Standard">barun sengupta</text:p>
      <text:p text:style-name="Standard">c.k. shukla</text:p>
      <text:p text:style-name="Standard">lalit chowdury</text:p>
      <text:p text:style-name="Standard">s.n. dasgupta</text:p>
      <text:p text:style-name="Standard"><text:s/></text:p>
      <text:p text:style-name="Standard">#Comparing Files</text:p>
      <text:p text:style-name="Standard">cmp file1 file2</text:p>
      <text:p text:style-name="Standard">##OUTPUT</text:p>
      <text:p text:style-name="Standard"><text:s/></text:p>
      <text:p text:style-name="Standard">comm file1 file2</text:p>
      <text:p text:style-name="Standard"><text:soft-page-break/><text:s/>##OUTPUT</text:p>
      <text:p text:style-name="Standard"/>
      <text:p text:style-name="Standard"><text:s/></text:p>
      <text:p text:style-name="Standard">diff file1 file2</text:p>
      <text:p text:style-name="Standard">##OUTPUT</text:p>
      <text:p text:style-name="Standard"/>
      <text:p text:style-name="Standard"/>
      <text:p text:style-name="Standard">#Filters</text:p>
      <text:p text:style-name="Standard">cat &gt; file11</text:p>
      <text:p text:style-name="Standard">Hello world</text:p>
      <text:p text:style-name="Standard">This is my world</text:p>
      <text:p text:style-name="Standard"><text:s/></text:p>
      <text:p text:style-name="Standard">cut -c1-3 file11</text:p>
      <text:p text:style-name="Standard">##OUTPUT</text:p>
      <text:p text:style-name="Standard"/>
      <text:p text:style-name="Standard"/>
      <text:p text:style-name="Standard"/>
      <text:p text:style-name="Standard">cat &gt; file22</text:p>
      <text:p text:style-name="Standard">1001 | Ram | 10000 | HR</text:p>
      <text:p text:style-name="Standard">1002 | tom | <text:s/>5000 | Admin</text:p>
      <text:p text:style-name="Standard">1003 | Joe | <text:s/>7000 | Developer</text:p>
      <text:p text:style-name="Standard"><text:soft-page-break/><text:s/></text:p>
      <text:p text:style-name="Standard">cut -d "|" -f 1 file22</text:p>
      <text:p text:style-name="Standard">##OUTPUT</text:p>
      <text:p text:style-name="Standard"/>
      <text:p text:style-name="Standard"/>
      <text:p text:style-name="Standard"/>
      <text:p text:style-name="Standard">cut -d "|" -f 2 file22</text:p>
      <text:p text:style-name="Standard">##OUTPUT</text:p>
      <text:p text:style-name="Standard"/>
      <text:p text:style-name="Standard"/>
      <text:p text:style-name="Standard">cat &gt; newfile </text:p>
      <text:p text:style-name="Standard">Hello world</text:p>
      <text:p text:style-name="Standard">hello world</text:p>
      <text:p text:style-name="Standard"><text:s/></text:p>
      <text:p text:style-name="Standard">grep Hello newfile </text:p>
      <text:p text:style-name="Standard">##OUTPUT</text:p>
      <text:p text:style-name="Standard"/>
      <text:p text:style-name="Standard"/>
      <text:p text:style-name="Standard"/>
      <text:p text:style-name="Standard">grep hello newfile </text:p>
      <text:p text:style-name="Standard">##OUTPUT</text:p>
      <text:p text:style-name="Standard"><text:soft-page-break/></text:p>
      <text:p text:style-name="Standard"/>
      <text:p text:style-name="Standard"/>
      <text:p text:style-name="Standard"/>
      <text:p text:style-name="Standard">grep -v hello newfile </text:p>
      <text:p text:style-name="Standard">##OUTPUT</text:p>
      <text:p text:style-name="Standard"/>
      <text:p text:style-name="Standard"/>
      <text:p text:style-name="Standard"/>
      <text:p text:style-name="Standard">cat newfile | grep -i "hello"</text:p>
      <text:p text:style-name="Standard">##OUTPUT</text:p>
      <text:p text:style-name="Standard"/>
      <text:p text:style-name="Standard"/>
      <text:p text:style-name="Standard"/>
      <text:p text:style-name="Standard"/>
      <text:p text:style-name="Standard">cat newfile | grep -i -c "hello"</text:p>
      <text:p text:style-name="Standard">##OUTPUT</text:p>
      <text:p text:style-name="Standard"/>
      <text:p text:style-name="Standard"/>
      <text:p text:style-name="Standard"/>
      <text:p text:style-name="Standard"/>
      <text:p text:style-name="Standard"><text:soft-page-break/>grep -R ubuntu /etc</text:p>
      <text:p text:style-name="Standard">##OUTPUT</text:p>
      <text:p text:style-name="Standard"/>
      <text:p text:style-name="Standard"/>
      <text:p text:style-name="Standard"/>
      <text:p text:style-name="Standard">grep -w -n world newfile <text:s text:c="2"/></text:p>
      <text:p text:style-name="Standard">##OUTPUT</text:p>
      <text:p text:style-name="Standard"/>
      <text:p text:style-name="Standard"/>
      <text:p text:style-name="Standard"/>
      <text:p text:style-name="Standard"/>
      <text:p text:style-name="Standard">cat &gt; newfile </text:p>
      <text:p text:style-name="Standard">Hello world</text:p>
      <text:p text:style-name="Standard">hello world</text:p>
      <text:p text:style-name="Standard">Linux is world number 1</text:p>
      <text:p text:style-name="Standard">Unix is predecessor</text:p>
      <text:p text:style-name="Standard">Linux is best in this World</text:p>
      <text:p text:style-name="Standard"><text:s/></text:p>
      <text:p text:style-name="Standard">egrep -w 'Hello|hello' newfile </text:p>
      <text:p text:style-name="Standard">##OUTPUT</text:p>
      <text:p text:style-name="Standard"/>
      <text:p text:style-name="Standard"><text:soft-page-break/></text:p>
      <text:p text:style-name="Standard"/>
      <text:p text:style-name="Standard">egrep -w '(H|h)ello' newfile </text:p>
      <text:p text:style-name="Standard">##OUTPUT</text:p>
      <text:p text:style-name="Standard"/>
      <text:p text:style-name="Standard"/>
      <text:p text:style-name="Standard"/>
      <text:p text:style-name="Standard">egrep -w '(H|h)ell[a-z]' newfile </text:p>
      <text:p text:style-name="Standard">##OUTPUT</text:p>
      <text:p text:style-name="Standard"/>
      <text:p text:style-name="Standard"/>
      <text:p text:style-name="Standard"/>
      <text:p text:style-name="Standard"/>
      <text:p text:style-name="Standard">egrep '(^hello)' newfile </text:p>
      <text:p text:style-name="Standard">##OUTPUT</text:p>
      <text:p text:style-name="Standard"/>
      <text:p text:style-name="Standard"/>
      <text:p text:style-name="Standard"/>
      <text:p text:style-name="Standard">egrep '(world$)' newfile </text:p>
      <text:p text:style-name="Standard">##OUTPUT</text:p>
      <text:p text:style-name="Standard"/>
      <text:p text:style-name="Standard"><text:soft-page-break/></text:p>
      <text:p text:style-name="Standard"/>
      <text:p text:style-name="Standard">egrep '(World$)' newfile </text:p>
      <text:p text:style-name="Standard">##OUTPUT</text:p>
      <text:p text:style-name="Standard"/>
      <text:p text:style-name="Standard"/>
      <text:p text:style-name="Standard">egrep '((W|w)orld$)' newfile </text:p>
      <text:p text:style-name="Standard">##OUTPUT</text:p>
      <text:p text:style-name="Standard"/>
      <text:p text:style-name="Standard"/>
      <text:p text:style-name="Standard"/>
      <text:p text:style-name="Standard">egrep '[1-9]' newfile </text:p>
      <text:p text:style-name="Standard">##OUTPUT</text:p>
      <text:p text:style-name="Standard"/>
      <text:p text:style-name="Standard"/>
      <text:p text:style-name="Standard"/>
      <text:p text:style-name="Standard">egrep 'Linux.*world' newfile </text:p>
      <text:p text:style-name="Standard">##OUTPUT</text:p>
      <text:p text:style-name="Standard"/>
      <text:p text:style-name="Standard"/>
      <text:p text:style-name="Standard">egrep 'Linux.*World' newfile </text:p>
      <text:p text:style-name="Standard"><text:soft-page-break/>##OUTPUT</text:p>
      <text:p text:style-name="Standard"/>
      <text:p text:style-name="Standard"/>
      <text:p text:style-name="Standard">egrep l{2} newfile</text:p>
      <text:p text:style-name="Standard">##OUTPUT</text:p>
      <text:p text:style-name="Standard"/>
      <text:p text:style-name="Standard"/>
      <text:p text:style-name="Standard"/>
      <text:p text:style-name="Standard">egrep 's{1,2}' newfile</text:p>
      <text:p text:style-name="Standard">##OUTPUT </text:p>
      <text:p text:style-name="Standard"/>
      <text:p text:style-name="Standard"/>
      <text:p text:style-name="Standard">sed -n -e '3p' file23</text:p>
      <text:p text:style-name="Standard">##OUTPUT</text:p>
      <text:p text:style-name="Standard"/>
      <text:p text:style-name="Standard"/>
      <text:p text:style-name="Standard"/>
      <text:p text:style-name="Standard">sed -n -e '$p' file23</text:p>
      <text:p text:style-name="Standard">##OUTPUT</text:p>
      <text:p text:style-name="Standard"/>
      <text:p text:style-name="Standard"/>
      <text:p text:style-name="Standard"><text:soft-page-break/></text:p>
      <text:p text:style-name="Standard">sed <text:s/>-e 's/Ram/Sita/' file23</text:p>
      <text:p text:style-name="Standard">##OUTPUT</text:p>
      <text:p text:style-name="Standard"/>
      <text:p text:style-name="Standard"/>
      <text:p text:style-name="Standard"/>
      <text:p text:style-name="Standard">sed <text:s/>-e '2s/Ram/Sita/' file23</text:p>
      <text:p text:style-name="Standard">##OUTPUT</text:p>
      <text:p text:style-name="Standard"/>
      <text:p text:style-name="Standard"/>
      <text:p text:style-name="Standard"/>
      <text:p text:style-name="Standard">sed <text:s/>'/tom/s/5000/6000/' file23</text:p>
      <text:p text:style-name="Standard">##OUTPUT</text:p>
      <text:p text:style-name="Standard"/>
      <text:p text:style-name="Standard"/>
      <text:p text:style-name="Standard"/>
      <text:p text:style-name="Standard">sed -n -e '1,5p' file23</text:p>
      <text:p text:style-name="Standard">##OUTPUT</text:p>
      <text:p text:style-name="Standard"/>
      <text:p text:style-name="Standard"/>
      <text:p text:style-name="Standard"/>
      <text:p text:style-name="Standard"><text:soft-page-break/>sed -n -e '2,/Joe/p' file23</text:p>
      <text:p text:style-name="Standard">##OUTPUT</text:p>
      <text:p text:style-name="Standard"/>
      <text:p text:style-name="Standard"/>
      <text:p text:style-name="Standard"/>
      <text:p text:style-name="Standard"/>
      <text:p text:style-name="Standard">sed -n -e '/tom/,/Joe/p' file23</text:p>
      <text:p text:style-name="Standard">##OUTPUT</text:p>
      <text:p text:style-name="Standard"/>
      <text:p text:style-name="Standard"/>
      <text:p text:style-name="Standard"/>
      <text:p text:style-name="Standard">seq 10 </text:p>
      <text:p text:style-name="Standard">##OUTPUT</text:p>
      <text:p text:style-name="Standard"/>
      <text:p text:style-name="Standard"/>
      <text:p text:style-name="Standard"/>
      <text:p text:style-name="Standard">seq 10 | sed -n '4,6p'</text:p>
      <text:p text:style-name="Standard">##OUTPUT</text:p>
      <text:p text:style-name="Standard"/>
      <text:p text:style-name="Standard"/>
      <text:p text:style-name="Standard"/>
      <text:p text:style-name="Standard"><text:soft-page-break/>seq 10 | sed -n '2,~4p'</text:p>
      <text:p text:style-name="Standard">##OUTPUT</text:p>
      <text:p text:style-name="Standard"/>
      <text:p text:style-name="Standard"/>
      <text:p text:style-name="Standard"/>
      <text:p text:style-name="Standard">seq 3 | sed '2a hello'</text:p>
      <text:p text:style-name="Standard">##OUTPUT</text:p>
      <text:p text:style-name="Standard"/>
      <text:p text:style-name="Standard"/>
      <text:p text:style-name="Standard"/>
      <text:p text:style-name="Standard">seq 2 | sed '2i hello'</text:p>
      <text:p text:style-name="Standard">##OUTPUT</text:p>
      <text:p text:style-name="Standard"/>
      <text:p text:style-name="Standard"/>
      <text:p text:style-name="Standard">seq 10 | sed '2,9c hello'</text:p>
      <text:p text:style-name="Standard">##OUTPUT</text:p>
      <text:p text:style-name="Standard"/>
      <text:p text:style-name="Standard"/>
      <text:p text:style-name="Standard">sed -n '2,4{s/^/$/;p}' file23</text:p>
      <text:p text:style-name="Standard">##OUTPUT</text:p>
      <text:p text:style-name="Standard"/>
      <text:p text:style-name="Standard"><text:soft-page-break/></text:p>
      <text:p text:style-name="Standard"/>
      <text:p text:style-name="Standard">sed -n '2,4{s/$/*/;p}' file23</text:p>
      <text:p text:style-name="Standard"/>
      <text:p text:style-name="Standard"/>
      <text:p text:style-name="Standard">#Sorting File content</text:p>
      <text:p text:style-name="Standard">cat &gt; file21</text:p>
      <text:p text:style-name="Standard">1001 | Ram | 10000 | HR</text:p>
      <text:p text:style-name="Standard">1002 | tom | <text:s/>5000 | Admin</text:p>
      <text:p text:style-name="Standard">1003 | Joe | <text:s/>7000 | Developer</text:p>
      <text:p text:style-name="Standard">1005 | Sam | <text:s/>5000 | HR</text:p>
      <text:p text:style-name="Standard">1004 | Sit | <text:s/>7000 | Dev</text:p>
      <text:p text:style-name="Standard"><text:s/></text:p>
      <text:p text:style-name="Standard">sort file21</text:p>
      <text:p text:style-name="Standard">##OUTPUT</text:p>
      <text:p text:style-name="Standard"/>
      <text:p text:style-name="Standard"/>
      <text:p text:style-name="Standard">cat &gt; file22</text:p>
      <text:p text:style-name="Standard">1001 | Ram | 10000 | HR</text:p>
      <text:p text:style-name="Standard">1001 | Ram | 10000 | HR</text:p>
      <text:p text:style-name="Standard">1002 | tom | <text:s/>5000 | Admin</text:p>
      <text:p text:style-name="Standard"><text:soft-page-break/>1003 | Joe | <text:s/>7000 | Developer</text:p>
      <text:p text:style-name="Standard">1005 | Sam | <text:s/>5000 | HR</text:p>
      <text:p text:style-name="Standard">1004 | Sit | <text:s/>7000 | Dev</text:p>
      <text:p text:style-name="Standard"><text:s/></text:p>
      <text:p text:style-name="Standard">uniq file22</text:p>
      <text:p text:style-name="Standard">##OUTPUT</text:p>
      <text:p text:style-name="Standard"/>
      <text:p text:style-name="Standard"/>
      <text:p text:style-name="Standard"/>
      <text:p text:style-name="Standard">#Using tr command</text:p>
      <text:p text:style-name="Standard">cat &gt; file23</text:p>
      <text:p text:style-name="Standard">1001 | Ram | 10000 | HR</text:p>
      <text:p text:style-name="Standard">1001 | Ram | 10000 | HR</text:p>
      <text:p text:style-name="Standard">1002 | tom | <text:s/>5000 | Admin</text:p>
      <text:p text:style-name="Standard">1003 | Joe | <text:s/>7000 | Developer</text:p>
      <text:p text:style-name="Standard">1005 | Sam | <text:s/>5000 | HR</text:p>
      <text:p text:style-name="Standard">1004 | Sit | <text:s/>7000 | Dev</text:p>
      <text:p text:style-name="Standard">1003 | Joe | <text:s/>7000 | Developer</text:p>
      <text:p text:style-name="Standard">1001 | Ram | 10000 | HR</text:p>
      <text:p text:style-name="Standard"><text:s/></text:p>
      <text:p text:style-name="Standard">cat file23 | tr [:lower:] [:upper:]</text:p>
      <text:p text:style-name="Standard"><text:soft-page-break/><text:s/>##OUTPUT</text:p>
      <text:p text:style-name="Standard"/>
      <text:p text:style-name="Standard"/>
      <text:p text:style-name="Standard"><text:s/></text:p>
      <text:p text:style-name="Standard">cat &gt; urllist.txt</text:p>
      <text:p text:style-name="Standard">www. yahoo. com</text:p>
      <text:p text:style-name="Standard">www. google. com</text:p>
      <text:p text:style-name="Standard">www. mrcet.... com</text:p>
      <text:p text:style-name="Standard"><text:s/></text:p>
      <text:p text:style-name="Standard">cat urllist.txt | tr -d ' '</text:p>
      <text:p text:style-name="Standard"><text:s/>##OUTPUT</text:p>
      <text:p text:style-name="Standard"/>
      <text:p text:style-name="Standard"/>
      <text:p text:style-name="Standard"><text:s/></text:p>
      <text:p text:style-name="Standard">cat urllist.txt | tr -d ' ' | tr -s '.'</text:p>
      <text:p text:style-name="Standard">##OUTPUT</text:p>
      <text:p text:style-name="Standard"/>
      <text:p text:style-name="Standard"/>
      <text:p text:style-name="Standard"/>
      <text:p text:style-name="Standard">#Backup commands</text:p>
      <text:p text:style-name="Standard">tar -cvf backup.tar *</text:p>
      <text:p text:style-name="Standard"><text:soft-page-break/>##OUTPUT</text:p>
      <text:p text:style-name="Standard"/>
      <text:p text:style-name="Standard"/>
      <text:p text:style-name="Standard">mkdir backupdir</text:p>
      <text:p text:style-name="Standard"><text:s/></text:p>
      <text:p text:style-name="Standard">mv backup.tar backupdir</text:p>
      <text:p text:style-name="Standard"><text:s/></text:p>
      <text:p text:style-name="Standard">tar -tvf backup.tar</text:p>
      <text:p text:style-name="Standard">##OUTPUT</text:p>
      <text:p text:style-name="Standard"/>
      <text:p text:style-name="Standard"/>
      <text:p text:style-name="Standard">tar -xvf backup.tar</text:p>
      <text:p text:style-name="Standard">##OUTPUT</text:p>
      <text:p text:style-name="Standard"/>
      <text:p text:style-name="Standard">gzip backup.tar</text:p>
      <text:p text:style-name="Standard"><text:s/></text:p>
      <text:p text:style-name="Standard">gunzip backup.tar.gz</text:p>
      <text:p text:style-name="Standard"><text:s/></text:p>
      <text:p text:style-name="Standard"><text:s/></text:p>
      <text:p text:style-name="Standard">#Shell Script</text:p>
      <text:p text:style-name="Standard">echo '#!/bin/sh' &gt; my-script.sh</text:p>
      <text:p text:style-name="Standard"><text:soft-page-break/>echo 'echo Hello World‘; exit 0 &gt;&gt; my-script.sh</text:p>
      <text:p text:style-name="Standard">chmod 755 my-script.sh</text:p>
      <text:p text:style-name="Standard">./my-script.sh</text:p>
      <text:p text:style-name="Standard">##OUTPUT</text:p>
      <text:p text:style-name="Standard"/>
      <text:p text:style-name="Standard"><text:s/></text:p>
      <text:p text:style-name="Standard">cat &lt;&lt; stop &gt; herecheck.txt</text:p>
      <text:p text:style-name="Standard">hello in this world</text:p>
      <text:p text:style-name="Standard">i cant stop</text:p>
      <text:p text:style-name="Standard">for this non stop movement</text:p>
      <text:p text:style-name="Standard">stop</text:p>
      <text:p text:style-name="Standard"><text:s/></text:p>
      <text:p text:style-name="Standard"><text:s/></text:p>
      <text:p text:style-name="Standard">cat scriptest.sh </text:p>
      <text:p text:style-name="Standard">#!/bin/sh</text:p>
      <text:p text:style-name="Standard">echo “File name is $0 ”</text:p>
      <text:p text:style-name="Standard">echo "File name is " `basename $0`</text:p>
      <text:p text:style-name="Standard">echo “First arg. is ” $1</text:p>
      <text:p text:style-name="Standard">echo “Second arg. is ” $2</text:p>
      <text:p text:style-name="Standard">echo “Third arg. is ” $3</text:p>
      <text:p text:style-name="Standard">echo “Fourth arg. is ” $4</text:p>
      <text:p text:style-name="Standard"><text:soft-page-break/>echo 'The $@ is ' $@</text:p>
      <text:p text:style-name="Standard">echo 'The $# is ' $#</text:p>
      <text:p text:style-name="Standard">echo 'The $$ is ' $$</text:p>
      <text:p text:style-name="Standard">ps </text:p>
      <text:p text:style-name="Standard">##OUTPUT</text:p>
      <text:p text:style-name="Standard"/>
      <text:p text:style-name="Standard"/>
      <text:p text:style-name="Standard"><text:s/></text:p>
      <text:p text:style-name="Standard">chmod 777 scriptest.sh</text:p>
      <text:p text:style-name="Standard"><text:s/></text:p>
      <text:p text:style-name="Standard">./scriptest.sh 1 2 3</text:p>
      <text:p text:style-name="Standard">“File name is ” ./scriptest.sh</text:p>
      <text:p text:style-name="Standard">File name is <text:s/>scriptest.sh</text:p>
      <text:p text:style-name="Standard">“First arg. is ” 1</text:p>
      <text:p text:style-name="Standard">“Second arg. is ” 2</text:p>
      <text:p text:style-name="Standard">“Third arg. is ” 3</text:p>
      <text:p text:style-name="Standard">“Fourth arg. is ”</text:p>
      <text:p text:style-name="Standard">The $@ is <text:s/>1 2 3</text:p>
      <text:p text:style-name="Standard">The $# is <text:s/>3</text:p>
      <text:p text:style-name="Standard">The $$ is <text:s/>8807</text:p>
      <text:p text:style-name="Standard">##OUTPUT</text:p>
      <text:p text:style-name="Standard"><text:soft-page-break/></text:p>
      <text:p text:style-name="Standard"><text:s/></text:p>
      <text:p text:style-name="Standard">ls file1</text:p>
      <text:p text:style-name="Standard">##OUTPUT</text:p>
      <text:p text:style-name="Standard"/>
      <text:p text:style-name="Standard">echo $?</text:p>
      <text:p text:style-name="Standard">##OUTPUT </text:p>
      <text:p text:style-name="Standard">./one</text:p>
      <text:p text:style-name="Standard">bash: ./one: Permission denied</text:p>
      <text:p text:style-name="Standard"><text:s/></text:p>
      <text:p text:style-name="Standard">echo $?</text:p>
      <text:p text:style-name="Standard">##OUTPUT </text:p>
      <text:p text:style-name="Standard"><text:s/></text:p>
      <text:p text:style-name="Standard">abcd</text:p>
      <text:p text:style-name="Standard"><text:s/></text:p>
      <text:p text:style-name="Standard">echo $?</text:p>
      <text:p text:style-name="Standard"><text:s/>##OUTPUT</text:p>
      <text:p text:style-name="Standard"/>
      <text:p text:style-name="Standard"/>
      <text:p text:style-name="Standard"><text:s/></text:p>
      <text:p text:style-name="Standard"># mis-using string comparisons</text:p>
      <text:p text:style-name="Standard"><text:soft-page-break/>cat strcomp.sh </text:p>
      <text:p text:style-name="Standard">/#!/bin/bash</text:p>
      <text:p text:style-name="Standard">val1=baseball</text:p>
      <text:p text:style-name="Standard">val2=hockey</text:p>
      <text:p text:style-name="Standard">if [ $val1 \&gt; $val2 ]</text:p>
      <text:p text:style-name="Standard">then</text:p>
      <text:p text:style-name="Standard">echo "$val1 is greater than $val2"</text:p>
      <text:p text:style-name="Standard">else</text:p>
      <text:p text:style-name="Standard">echo "$val1 is less than $val2"</text:p>
      <text:p text:style-name="Standard">fi</text:p>
      <text:p text:style-name="Standard">##OUTPUT</text:p>
      <text:p text:style-name="Standard"/>
      <text:p text:style-name="Standard"/>
      <text:p text:style-name="Standard"/>
      <text:p text:style-name="Standard">chmod 755 strcomp.sh</text:p>
      <text:p text:style-name="Standard"><text:s/></text:p>
      <text:p text:style-name="Standard">./strcomp.sh </text:p>
      <text:p text:style-name="Standard">##OUTPUT</text:p>
      <text:p text:style-name="Standard"/>
      <text:p text:style-name="Standard"/>
      <text:p text:style-name="Standard"># check file ownership</text:p>
      <text:p text:style-name="Standard"><text:soft-page-break/>cat psswdperm.sh </text:p>
      <text:p text:style-name="Standard">/#!/bin/bash</text:p>
      <text:p text:style-name="Standard">if [ -O /etc/passwd ]</text:p>
      <text:p text:style-name="Standard">then</text:p>
      <text:p text:style-name="Standard">echo “You are the owner of the /etc/passwd file”</text:p>
      <text:p text:style-name="Standard">else</text:p>
      <text:p text:style-name="Standard">echo “Sorry, you are not the owner of the /etc/passwd file”</text:p>
      <text:p text:style-name="Standard">fi</text:p>
      <text:p text:style-name="Standard"><text:s/></text:p>
      <text:p text:style-name="Standard">./psswdperm.sh</text:p>
      <text:p text:style-name="Standard">##OUTPUT</text:p>
      <text:p text:style-name="Standard"/>
      <text:p text:style-name="Standard"># check if with file location</text:p>
      <text:p text:style-name="Standard">cat&gt;ifnested.sh </text:p>
      <text:p text:style-name="Standard">/#!/bin/bash</text:p>
      <text:p text:style-name="Standard">if [ -e $HOME ]</text:p>
      <text:p text:style-name="Standard">then</text:p>
      <text:p text:style-name="Standard">echo “$HOME The object exists, is it a file?”</text:p>
      <text:p text:style-name="Standard">if [ -f $HOME ]</text:p>
      <text:p text:style-name="Standard">then</text:p>
      <text:p text:style-name="Standard">echo “Yes,$HOME it is a file!”</text:p>
      <text:p text:style-name="Standard"><text:soft-page-break/>else</text:p>
      <text:p text:style-name="Standard">echo “No,$HOME it is not a file!”</text:p>
      <text:p text:style-name="Standard">if [ -f $HOME/.bash_history ]</text:p>
      <text:p text:style-name="Standard">then</text:p>
      <text:p text:style-name="Standard">echo “But $HOME/.bash_history is a file!”</text:p>
      <text:p text:style-name="Standard">fi</text:p>
      <text:p text:style-name="Standard">fi</text:p>
      <text:p text:style-name="Standard">else</text:p>
      <text:p text:style-name="Standard">echo “Sorry, the object does not exist”</text:p>
      <text:p text:style-name="Standard">fi</text:p>
      <text:p text:style-name="Standard"/>
      <text:p text:style-name="Standard">./ifnested.sh </text:p>
      <text:p text:style-name="Standard">##OUTPUT</text:p>
      <text:p text:style-name="Standard"/>
      <text:p text:style-name="Standard"/>
      <text:p text:style-name="Standard"/>
      <text:p text:style-name="Standard"># using numeric test comparisons</text:p>
      <text:p text:style-name="Standard">cat iftest.sh </text:p>
      <text:p text:style-name="Standard">/#!/bin/bash</text:p>
      <text:p text:style-name="Standard">val1=10</text:p>
      <text:p text:style-name="Standard">val2=11</text:p>
      <text:p text:style-name="Standard"><text:soft-page-break/>if [ $val1 -gt 5 ]</text:p>
      <text:p text:style-name="Standard">then</text:p>
      <text:p text:style-name="Standard">echo “The test value $val1 is greater than 5”</text:p>
      <text:p text:style-name="Standard">fi</text:p>
      <text:p text:style-name="Standard">if [ $val1 -eq $val2 ]</text:p>
      <text:p text:style-name="Standard">then</text:p>
      <text:p text:style-name="Standard">echo “The values are equal”</text:p>
      <text:p text:style-name="Standard">else</text:p>
      <text:p text:style-name="Standard">echo “The values are different”</text:p>
      <text:p text:style-name="Standard">fi</text:p>
      <text:p text:style-name="Standard"/>
      <text:p text:style-name="Standard"># check if a file</text:p>
      <text:p text:style-name="Standard">cat ifnested.sh </text:p>
      <text:p text:style-name="Standard">#!/bin/bash</text:p>
      <text:p text:style-name="Standard">if [ -e $HOME ]</text:p>
      <text:p text:style-name="Standard">then</text:p>
      <text:p text:style-name="Standard">echo “$HOME The object exists, is it a file?”</text:p>
      <text:p text:style-name="Standard">if [ -f $HOME ]</text:p>
      <text:p text:style-name="Standard">then</text:p>
      <text:p text:style-name="Standard">echo “Yes,$HOME it is a file!”</text:p>
      <text:p text:style-name="Standard">else</text:p>
      <text:p text:style-name="Standard"><text:soft-page-break/>echo “No,$HOME it is not a file!”</text:p>
      <text:p text:style-name="Standard">if [ -f $HOME/.bash_history ]</text:p>
      <text:p text:style-name="Standard">then</text:p>
      <text:p text:style-name="Standard">echo “But $HOME/.bash_history is a file!”</text:p>
      <text:p text:style-name="Standard">fi</text:p>
      <text:p text:style-name="Standard">fi</text:p>
      <text:p text:style-name="Standard">else</text:p>
      <text:p text:style-name="Standard">echo “Sorry, the object does not exist”</text:p>
      <text:p text:style-name="Standard">fi</text:p>
      <text:p text:style-name="Standard"><text:s/></text:p>
      <text:p text:style-name="Standard">$ chmod 755 ifnested.sh</text:p>
      <text:p text:style-name="Standard"><text:s/></text:p>
      <text:p text:style-name="Standard">$ ./ifnested.sh </text:p>
      <text:p text:style-name="Standard">##OUTPUT</text:p>
      <text:p text:style-name="Standard"/>
      <text:p text:style-name="Standard"># looking for a possible value using elif</text:p>
      <text:p text:style-name="Standard">cat elifcheck.sh </text:p>
      <text:p text:style-name="Standard">/#!/bin/bash</text:p>
      <text:p text:style-name="Standard">if [ $USER = Ram ]</text:p>
      <text:p text:style-name="Standard">then</text:p>
      <text:p text:style-name="Standard">echo "Welcome $USER"</text:p>
      <text:p text:style-name="Standard"><text:soft-page-break/>echo "Please enjoy your visit"</text:p>
      <text:p text:style-name="Standard">elif [ $USER = Rahim ]</text:p>
      <text:p text:style-name="Standard">then</text:p>
      <text:p text:style-name="Standard">echo "Welcome $USER"</text:p>
      <text:p text:style-name="Standard">echo "Please enjoy your visit"</text:p>
      <text:p text:style-name="Standard">elif [ $USER = Robert ]</text:p>
      <text:p text:style-name="Standard">then</text:p>
      <text:p text:style-name="Standard">echo "Special testing account"</text:p>
      <text:p text:style-name="Standard">elif [ $USER = gganesh ]</text:p>
      <text:p text:style-name="Standard">then</text:p>
      <text:p text:style-name="Standard">echo "$USER, Do not forget to logout when you're done"</text:p>
      <text:p text:style-name="Standard">else</text:p>
      <text:p text:style-name="Standard">echo "Sorry, you are not allowed here"</text:p>
      <text:p text:style-name="Standard">Fi</text:p>
      <text:p text:style-name="Standard"><text:s/></text:p>
      <text:p text:style-name="Standard">$ chmod 755 elifcheck.sh</text:p>
      <text:p text:style-name="Standard"><text:s/></text:p>
      <text:p text:style-name="Standard">$ ./elifcheck.sh </text:p>
      <text:p text:style-name="Standard">##OUTPUT</text:p>
      <text:p text:style-name="Standard"/>
      <text:p text:style-name="Standard"/>
      <text:p text:style-name="Standard"><text:soft-page-break/># testing compound comparisons</text:p>
      <text:p text:style-name="Standard">cat&gt; ifcompound.sh </text:p>
      <text:p text:style-name="Standard">/#!/bin/bash</text:p>
      <text:p text:style-name="Standard">if [ -d $HOME ] &amp;&amp; [ -w $HOME ]</text:p>
      <text:p text:style-name="Standard">then</text:p>
      <text:p text:style-name="Standard">echo "The file exists and you can write to it"</text:p>
      <text:p text:style-name="Standard">else</text:p>
      <text:p text:style-name="Standard">echo "I cannot write to the file"</text:p>
      <text:p text:style-name="Standard">fi</text:p>
      <text:p text:style-name="Standard">$ chmod 755 ifcompound.sh</text:p>
      <text:p text:style-name="Standard">$ ./ifcompound.sh </text:p>
      <text:p text:style-name="Standard">##OUTPUT</text:p>
      <text:p text:style-name="Standard"/>
      <text:p text:style-name="Standard"># using the case command</text:p>
      <text:p text:style-name="Standard">cat &gt;casecheck.sh </text:p>
      <text:p text:style-name="Standard">case $USER in</text:p>
      <text:p text:style-name="Standard">Ram | Robert)</text:p>
      <text:p text:style-name="Standard">echo "Welcome, $USER"</text:p>
      <text:p text:style-name="Standard">echo "Please enjoy your visit";;</text:p>
      <text:p text:style-name="Standard">Rahim)</text:p>
      <text:p text:style-name="Standard">echo "Special testing account";;</text:p>
      <text:p text:style-name="Standard"><text:soft-page-break/>gganesh)</text:p>
      <text:p text:style-name="Standard">echo "$USER, Do not forget to log off when you're done";;</text:p>
      <text:p text:style-name="Standard">*)</text:p>
      <text:p text:style-name="Standard">echo "Sorry, you are not allowed here";;</text:p>
      <text:p text:style-name="Standard">Esac</text:p>
      <text:p text:style-name="Standard">$ chmod 755 casecheck.sh </text:p>
      <text:p text:style-name="Standard"><text:s/></text:p>
      <text:p text:style-name="Standard">$ ./casecheck.sh </text:p>
      <text:p text:style-name="Standard"><text:s/></text:p>
      <text:p text:style-name="Standard">cat &gt; whiletest</text:p>
      <text:p text:style-name="Standard">#!/bin/bash</text:p>
      <text:p text:style-name="Standard"># while command test</text:p>
      <text:p text:style-name="Standard">var1=10</text:p>
      <text:p text:style-name="Standard">while [ $var1 -gt 0 ]</text:p>
      <text:p text:style-name="Standard">do</text:p>
      <text:p text:style-name="Standard">echo $var1</text:p>
      <text:p text:style-name="Standard">var1=$[ $var1 - 1 ]</text:p>
      <text:p text:style-name="Standard">done</text:p>
      <text:p text:style-name="Standard">$ chmod 755 whiletest.sh</text:p>
      <text:p text:style-name="Standard"><text:s/></text:p>
      <text:p text:style-name="Standard">$ ./whiletest.sh</text:p>
      <text:p text:style-name="Standard"><text:soft-page-break/><text:s/></text:p>
      <text:p text:style-name="Standard"><text:s/></text:p>
      <text:p text:style-name="Standard">cat untiltest.sh </text:p>
      <text:p text:style-name="Standard"># using the until command</text:p>
      <text:p text:style-name="Standard">var1=100</text:p>
      <text:p text:style-name="Standard">until [ $var1 -eq 0 ]</text:p>
      <text:p text:style-name="Standard">do</text:p>
      <text:p text:style-name="Standard">echo $var1</text:p>
      <text:p text:style-name="Standard">var1=$[ $var1 - 25 ]</text:p>
      <text:p text:style-name="Standard">done</text:p>
      <text:p text:style-name="Standard"><text:s/></text:p>
      <text:p text:style-name="Standard">$ chmod 755 untiltest.sh</text:p>
      <text:p text:style-name="Standard"><text:s/></text:p>
      <text:p text:style-name="Standard"><text:s/></text:p>
      <text:p text:style-name="Standard"><text:s/></text:p>
      <text:p text:style-name="Standard">cat forin1.sh </text:p>
      <text:p text:style-name="Standard">#!/bin/bash</text:p>
      <text:p text:style-name="Standard"># basic for command</text:p>
      <text:p text:style-name="Standard">for test in Alabama Alaska Arizona Arkansas California Colorado</text:p>
      <text:p text:style-name="Standard">do</text:p>
      <text:p text:style-name="Standard">echo The next state is $test</text:p>
      <text:p text:style-name="Standard"><text:soft-page-break/>done</text:p>
      <text:p text:style-name="Standard"><text:s/></text:p>
      <text:p text:style-name="Standard"><text:s/></text:p>
      <text:p text:style-name="Standard">$ chmod 755 forin1.sh</text:p>
      <text:p text:style-name="Standard"><text:s/></text:p>
      <text:p text:style-name="Standard"><text:s/></text:p>
      <text:p text:style-name="Standard">cat forin2.sh </text:p>
      <text:p text:style-name="Standard">\#!/bin/bash</text:p>
      <text:p text:style-name="Standard">\# another example of how not to use the for command</text:p>
      <text:p text:style-name="Standard">for test in I don't know if this'll work</text:p>
      <text:p text:style-name="Standard">do</text:p>
      <text:p text:style-name="Standard">echo “word:$test”</text:p>
      <text:p text:style-name="Standard">done</text:p>
      <text:p text:style-name="Standard"><text:s/></text:p>
      <text:p text:style-name="Standard"><text:s/></text:p>
      <text:p text:style-name="Standard">$ chmod 755 forin2.sh</text:p>
      <text:p text:style-name="Standard"><text:s/></text:p>
      <text:p text:style-name="Standard">cat forin2.sh </text:p>
      <text:p text:style-name="Standard">\#!/bin/bash</text:p>
      <text:p text:style-name="Standard">\# another example of how not to use the for command</text:p>
      <text:p text:style-name="Standard">for test in “I don't know if this'll work”</text:p>
      <text:p text:style-name="Standard"><text:soft-page-break/>do</text:p>
      <text:p text:style-name="Standard">echo “word:$test”</text:p>
      <text:p text:style-name="Standard">done</text:p>
      <text:p text:style-name="Standard">$ chmod 755 forin2.sh</text:p>
      <text:p text:style-name="Standard"><text:s/></text:p>
      <text:p text:style-name="Standard">$ ./forin2.sh </text:p>
      <text:p text:style-name="Standard"><text:s/></text:p>
      <text:p text:style-name="Standard">cat forin3.sh </text:p>
      <text:p text:style-name="Standard">#!/bin/bash</text:p>
      <text:p text:style-name="Standard"># another example of how not to use the for command</text:p>
      <text:p text:style-name="Standard">for test in I don\'t know if "this'll" work</text:p>
      <text:p text:style-name="Standard">do</text:p>
      <text:p text:style-name="Standard">echo "word:$test"</text:p>
      <text:p text:style-name="Standard">done</text:p>
      <text:p text:style-name="Standard">$ ./forin3.sh </text:p>
      <text:p text:style-name="Standard"><text:s/></text:p>
      <text:p text:style-name="Standard">cat forin1.sh </text:p>
      <text:p text:style-name="Standard">#!/bin/bash</text:p>
      <text:p text:style-name="Standard"># basic for command</text:p>
      <text:p text:style-name="Standard">for test in Alabama Alaska Arizona Arkansas California Colorado</text:p>
      <text:p text:style-name="Standard">do</text:p>
      <text:p text:style-name="Standard"><text:soft-page-break/>echo The next state is $test</text:p>
      <text:p text:style-name="Standard">done</text:p>
      <text:p text:style-name="Standard"><text:s/></text:p>
      <text:p text:style-name="Standard">$ chmod 755 forin1.sh</text:p>
      <text:p text:style-name="Standard"><text:s/></text:p>
      <text:p text:style-name="Standard">cat forinfile.sh </text:p>
      <text:p text:style-name="Standard">#!/bin/bash</text:p>
      <text:p text:style-name="Standard"># reading values from a file</text:p>
      <text:p text:style-name="Standard">file="cities"</text:p>
      <text:p text:style-name="Standard">for state in `cat $file`</text:p>
      <text:p text:style-name="Standard">do</text:p>
      <text:p text:style-name="Standard">echo "Visit beautiful $file“</text:p>
      <text:p text:style-name="Standard">done</text:p>
      <text:p text:style-name="Standard">$ chmod 777 forinfile.sh</text:p>
      <text:p text:style-name="Standard">$ cat cities</text:p>
      <text:p text:style-name="Standard">Hyderabad</text:p>
      <text:p text:style-name="Standard">Alampur</text:p>
      <text:p text:style-name="Standard">Basara</text:p>
      <text:p text:style-name="Standard">Warangal</text:p>
      <text:p text:style-name="Standard">Adilabad</text:p>
      <text:p text:style-name="Standard">Bhadrachalam</text:p>
      <text:p text:style-name="Standard"><text:soft-page-break/>Khammam</text:p>
      <text:p text:style-name="Standard"><text:s/></text:p>
      <text:p text:style-name="Standard">cat forctype.sh </text:p>
      <text:p text:style-name="Standard">#!/bin/bash</text:p>
      <text:p text:style-name="Standard"># testing the C-style for loop</text:p>
      <text:p text:style-name="Standard">for (( i=1; i &lt;= 5; i++ ))</text:p>
      <text:p text:style-name="Standard">do</text:p>
      <text:p text:style-name="Standard">echo "The value of i is $i"</text:p>
      <text:p text:style-name="Standard">done</text:p>
      <text:p text:style-name="Standard">$ chmod 755 forctype.sh</text:p>
      <text:p text:style-name="Standard">$ ./forctype.sh </text:p>
      <text:p text:style-name="Standard"><text:s/></text:p>
      <text:p text:style-name="Standard">cat forctype1.sh </text:p>
      <text:p text:style-name="Standard">#!/bin/bash</text:p>
      <text:p text:style-name="Standard"># multiple variables</text:p>
      <text:p text:style-name="Standard">for (( a=1, b=5; a &lt;= 5; a++, b-- ))</text:p>
      <text:p text:style-name="Standard">do</text:p>
      <text:p text:style-name="Standard">echo "$a - $b"</text:p>
      <text:p text:style-name="Standard">done</text:p>
      <text:p text:style-name="Standard">$ chmod 755 forctype.sh</text:p>
      <text:p text:style-name="Standard">$ ./forctype1.sh </text:p>
      <text:p text:style-name="Standard"><text:soft-page-break/><text:s/></text:p>
      <text:p text:style-name="Standard">cat fornested1.sh </text:p>
      <text:p text:style-name="Standard">#!/bin/bash</text:p>
      <text:p text:style-name="Standard"># nesting for loops</text:p>
      <text:p text:style-name="Standard">for (( a = 1; a &lt;= 3; a++ ))</text:p>
      <text:p text:style-name="Standard">do</text:p>
      <text:p text:style-name="Standard">echo "Starting loop $a:"</text:p>
      <text:p text:style-name="Standard">for (( b = 1; b &lt;= 3; b++ ))</text:p>
      <text:p text:style-name="Standard">do</text:p>
      <text:p text:style-name="Standard">echo " Inside loop: $b"</text:p>
      <text:p text:style-name="Standard">done</text:p>
      <text:p text:style-name="Standard">done</text:p>
      <text:p text:style-name="Standard"><text:s/></text:p>
      <text:p text:style-name="Standard">$ chmod 755 fornested1.sh</text:p>
      <text:p text:style-name="Standard"><text:s/></text:p>
      <text:p text:style-name="Standard">$ ./fornested1.sh </text:p>
      <text:p text:style-name="Standard"><text:s/></text:p>
      <text:p text:style-name="Standard">cat forbreak.sh </text:p>
      <text:p text:style-name="Standard">#!/bin/bash</text:p>
      <text:p text:style-name="Standard"># breaking out of a for loop</text:p>
      <text:p text:style-name="Standard">for var1 in 1 2 3 4 5</text:p>
      <text:p text:style-name="Standard"><text:soft-page-break/>do</text:p>
      <text:p text:style-name="Standard">if [ $var1 -eq 3 ]</text:p>
      <text:p text:style-name="Standard">then</text:p>
      <text:p text:style-name="Standard">break</text:p>
      <text:p text:style-name="Standard">fi</text:p>
      <text:p text:style-name="Standard">echo "Iteration number: $var1"</text:p>
      <text:p text:style-name="Standard">done</text:p>
      <text:p text:style-name="Standard">echo "The for loop is completed“</text:p>
      <text:p text:style-name="Standard"><text:s/></text:p>
      <text:p text:style-name="Standard">$ chmod 755 forbreak.sh</text:p>
      <text:p text:style-name="Standard"><text:s/></text:p>
      <text:p text:style-name="Standard">$ ./forbreak.sh </text:p>
      <text:p text:style-name="Standard"><text:s/></text:p>
      <text:p text:style-name="Standard">cat forbreak.sh </text:p>
      <text:p text:style-name="Standard">#!/bin/bash</text:p>
      <text:p text:style-name="Standard"># breaking out of a for loop</text:p>
      <text:p text:style-name="Standard">for var1 in 1 2 3 4 5</text:p>
      <text:p text:style-name="Standard">do</text:p>
      <text:p text:style-name="Standard">if [ $var1 -eq 3 ]</text:p>
      <text:p text:style-name="Standard">then</text:p>
      <text:p text:style-name="Standard">continue</text:p>
      <text:p text:style-name="Standard"><text:soft-page-break/>fi</text:p>
      <text:p text:style-name="Standard">echo "Iteration number: $var1"</text:p>
      <text:p text:style-name="Standard">done</text:p>
      <text:p text:style-name="Standard">echo "The for loop is completed“</text:p>
      <text:p text:style-name="Standard"><text:s/></text:p>
      <text:p text:style-name="Standard">$ chmod 755 forcontinue.sh</text:p>
      <text:p text:style-name="Standard"><text:s/></text:p>
      <text:p text:style-name="Standard">$ ./forcontinue.sh </text:p>
      <text:p text:style-name="Standard"><text:s/></text:p>
      <text:p text:style-name="Standard">cat exread.sh </text:p>
      <text:p text:style-name="Standard">#!/bin/bash</text:p>
      <text:p text:style-name="Standard"># testing the read command</text:p>
      <text:p text:style-name="Standard">echo -n "Enter your name: "</text:p>
      <text:p text:style-name="Standard">read name</text:p>
      <text:p text:style-name="Standard">echo "Hello $name, welcome to my program. "</text:p>
      <text:p text:style-name="Standard"><text:s/></text:p>
      <text:p text:style-name="Standard"><text:s/></text:p>
      <text:p text:style-name="Standard">$ chmod 755 exread.sh </text:p>
      <text:p text:style-name="Standard"><text:s/></text:p>
      <text:p text:style-name="Standard">$ ./exread.sh </text:p>
      <text:p text:style-name="Standard"><text:s/></text:p>
      <text:p text:style-name="Standard"><text:soft-page-break/><text:s/>cat exread1.sh </text:p>
      <text:p text:style-name="Standard">#!/bin/bash</text:p>
      <text:p text:style-name="Standard"># testing the read command</text:p>
      <text:p text:style-name="Standard">read -p "Enter your name: " name</text:p>
      <text:p text:style-name="Standard">echo "Hello $name, welcome to my program. “</text:p>
      <text:p text:style-name="Standard"><text:s/></text:p>
      <text:p text:style-name="Standard">$ chmod 755 exread1.sh </text:p>
      <text:p text:style-name="Standard"><text:s/></text:p>
      <text:p text:style-name="Standard">$ ./exread1.sh </text:p>
      <text:p text:style-name="Standard"><text:s/></text:p>
      <text:p text:style-name="Standard">cat funcex.sh </text:p>
      <text:p text:style-name="Standard">#!/bin/bash</text:p>
      <text:p text:style-name="Standard"># trying to access script parameters inside a function</text:p>
      <text:p text:style-name="Standard">function func {</text:p>
      <text:p text:style-name="Standard">echo $[ $1 * $2 ]</text:p>
      <text:p text:style-name="Standard">}</text:p>
      <text:p text:style-name="Standard">if [ $# -eq 2 ]</text:p>
      <text:p text:style-name="Standard">then</text:p>
      <text:p text:style-name="Standard">value=`func $1 $2`</text:p>
      <text:p text:style-name="Standard">echo "The result is $value"</text:p>
      <text:p text:style-name="Standard">else</text:p>
      <text:p text:style-name="Standard"><text:soft-page-break/>echo "Usage: badtest1 a b"</text:p>
      <text:p text:style-name="Standard">fi</text:p>
      <text:p text:style-name="Standard"><text:s/></text:p>
      <text:p text:style-name="Standard"><text:s/>./funcex.sh </text:p>
      <text:p text:style-name="Standard">Usage: badtest1 a b</text:p>
      <text:p text:style-name="Standard">$ ./funcex.sh 1 2</text:p>
      <text:p text:style-name="Standard">The result is 2</text:p>
      <text:p text:style-name="Standard"><text:s/></text:p>
      <text:p text:style-name="Standard">cat argshift.sh </text:p>
      <text:p text:style-name="Standard">#!/bin/bash </text:p>
      <text:p text:style-name="Standard"><text:s/>while (( "$#" )); do </text:p>
      <text:p text:style-name="Standard"><text:s text:c="2"/>echo $1 </text:p>
      <text:p text:style-name="Standard"><text:s text:c="2"/>shift </text:p>
      <text:p text:style-name="Standard">done</text:p>
      <text:p text:style-name="Standard"><text:s/></text:p>
      <text:p text:style-name="Standard">$ chmod 777 argshift.sh</text:p>
      <text:p text:style-name="Standard"><text:s/></text:p>
      <text:p text:style-name="Standard">$ ./argshift.sh 1 2 3</text:p>
      <text:p text:style-name="Standard"><text:s/></text:p>
      <text:p text:style-name="Standard"><text:s/>cat argshift1.sh </text:p>
      <text:p text:style-name="Standard"><text:s/>#/bin/bash </text:p>
      <text:p text:style-name="Standard"><text:soft-page-break/><text:s/># store arguments in a special array </text:p>
      <text:p text:style-name="Standard">args=("$@") </text:p>
      <text:p text:style-name="Standard"># get number of elements </text:p>
      <text:p text:style-name="Standard">ELEMENTS=${#args[@]} </text:p>
      <text:p text:style-name="Standard"><text:s/># echo each element in array <text:s/></text:p>
      <text:p text:style-name="Standard"># for loop </text:p>
      <text:p text:style-name="Standard">for (( i=0;i&lt;$ELEMENTS;i++)); do </text:p>
      <text:p text:style-name="Standard"><text:s text:c="4"/>echo ${args[${i}]} </text:p>
      <text:p text:style-name="Standard">done</text:p>
      <text:p text:style-name="Standard">$ chmod 777 argshift.sh</text:p>
      <text:p text:style-name="Standard">$ ./argshift.sh 1 2 3</text:p>
      <text:p text:style-name="Standard"><text:s/></text:p>
      <text:p text:style-name="Standard">cat argshift.sh </text:p>
      <text:p text:style-name="Standard">#!/bin/bash </text:p>
      <text:p text:style-name="Standard">set -x </text:p>
      <text:p text:style-name="Standard">while (( "$#" )); do </text:p>
      <text:p text:style-name="Standard"><text:s text:c="2"/>echo $1 </text:p>
      <text:p text:style-name="Standard"><text:s text:c="2"/>shift </text:p>
      <text:p text:style-name="Standard">done</text:p>
      <text:p text:style-name="Standard">set +x</text:p>
      <text:p text:style-name="Standard"><text:s/></text:p>
      <text:p text:style-name="Standard"><text:soft-page-break/><text:s/>./argshift.sh 1 2 3</text:p>
      <text:p text:style-name="Standard"><text:s/></text:p>
      <text:p text:style-name="Standard"><text:s/></text:p>
      <text:p text:style-name="Standard">awk -f nc.awk data.dat</text:p>
      <text:p text:style-name="Standard"><text:s/></text:p>
      <text:p text:style-name="Standard">BEGIN{}</text:p>
      <text:p text:style-name="Standard">{</text:p>
      <text:p text:style-name="Standard">print len=length($0),"\t",$0 </text:p>
      <text:p text:style-name="Standard">wordcount+=NF</text:p>
      <text:p text:style-name="Standard">chrcnt+=len</text:p>
      <text:p text:style-name="Standard">}</text:p>
      <text:p text:style-name="Standard">END {</text:p>
      <text:p text:style-name="Standard">print "total characters",chrcnt </text:p>
      <text:p text:style-name="Standard">print "Number of Lines are",NR</text:p>
      <text:p text:style-name="Standard">print "No of Words count:",wordcount</text:p>
      <text:p text:style-name="Standard">}</text:p>
      <text:p text:style-name="Standard"><text:s/></text:p>
      <text:p text:style-name="Standard"><text:s/></text:p>
      <text:p text:style-name="Standard">bcdfghj</text:p>
      <text:p text:style-name="Standard">abcdfghj</text:p>
      <text:p text:style-name="Standard">bcdfghj</text:p>
      <text:p text:style-name="Standard"><text:soft-page-break/>ebcdfghj</text:p>
      <text:p text:style-name="Standard">bcdfghj</text:p>
      <text:p text:style-name="Standard">ibcdfghj</text:p>
      <text:p text:style-name="Standard">bcdfghj</text:p>
      <text:p text:style-name="Standard">obcdfghj</text:p>
      <text:p text:style-name="Standard">bcdfghj</text:p>
      <text:p text:style-name="Standard">ubcdfghj</text:p>
      <text:p text:style-name="Standard"><text:s/></text:p>
      <text:p text:style-name="Standard"><text:s/></text:p>
      <text:p text:style-name="Standard">cat &gt; palindrome.sh</text:p>
      <text:p text:style-name="Standard">#num=545</text:p>
      <text:p text:style-name="Standard">echo "Enter the number"</text:p>
      <text:p text:style-name="Standard">read num</text:p>
      <text:p text:style-name="Standard">s=0</text:p>
      <text:p text:style-name="Standard">rev=""</text:p>
      <text:p text:style-name="Standard">temp=$num</text:p>
      <text:p text:style-name="Standard">while [ $num -gt 0 ]</text:p>
      <text:p text:style-name="Standard">do</text:p>
      <text:p text:style-name="Standard"><text:tab/># Get Remainder</text:p>
      <text:p text:style-name="Standard"><text:tab/>s=$(( $num % 10 ))</text:p>
      <text:p text:style-name="Standard"><text:tab/># Get next digit</text:p>
      <text:p text:style-name="Standard"><text:soft-page-break/><text:tab/>num=$(( $num / 10 ))</text:p>
      <text:p text:style-name="Standard"><text:tab/># Store previous number and</text:p>
      <text:p text:style-name="Standard"><text:tab/># current digit in reverse</text:p>
      <text:p text:style-name="Standard"><text:tab/>rev=$( echo ${rev}${s} )</text:p>
      <text:p text:style-name="Standard">done</text:p>
      <text:p text:style-name="Standard">if [ $temp -eq $rev ];</text:p>
      <text:p text:style-name="Standard">then</text:p>
      <text:p text:style-name="Standard"><text:tab/>echo "Number is palindrome"</text:p>
      <text:p text:style-name="Standard">else</text:p>
      <text:p text:style-name="Standard"><text:tab/>echo "Number is NOT palindrome"</text:p>
      <text:p text:style-name="Standard">fi</text:p>
      <text:p text:style-name="Standard"/>
      <text:p text:style-name="Standard"/>
      <text:p text:style-name="Standard"/>
      <text:p text:style-name="Standard"/>
      <text:p text:style-name="Standard"># RESULT:</text:p>
      <text:p text:style-name="Standard">The Commands are executed successful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1" meta:paragraph-count="689" meta:word-count="1945" meta:character-count="10509" meta:non-whitespace-character-count="8929"/>
    <meta:generator>LibreOfficeDev/6.0.5.2$Linux_X86_64 LibreOffice_project/</meta:generator>
  </office:meta>
</office:document-meta>
</file>